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B0000047BA669CE3FF30F65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18cm" svg:y="0.034cm" svg:width="5.408cm" svg:height="5.408cm" draw:z-index="0"><draw:image xlink:href="Pictures/100000000000047B0000047BA669CE3FF30F6592.png" xlink:type="simple" xlink:show="embed" xlink:actuate="onLoad" loext:mime-type="image/png"/></draw:frame><draw:frame draw:style-name="fr1" draw:name="Image2" text:anchor-type="char" svg:x="6.971cm" svg:y="-0.011cm" svg:width="3.544cm" svg:height="3.544cm" draw:z-index="1"><draw:image xlink:href="Pictures/100000000000047B0000047BA669CE3FF30F6592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0:40:16.447702770</meta:creation-date>
    <meta:generator>LibreOffice/6.4.7.2$Linux_X86_64 LibreOffice_project/40$Build-2</meta:generator>
    <dc:date>2025-02-12T09:29:56.539423548</dc:date>
    <meta:editing-duration>PT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